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Free all space allocated for a linked list</text:h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struct digit {</text:p>
      <text:p text:style-name="Standard"><text:s text:c="4"/>int num;</text:p>
      <text:p text:style-name="Standard"><text:s text:c="4"/>struct digit *next;</text:p>
      <text:p text:style-name="Standard">};</text:p>
      <text:p text:style-name="Standard"/>
      <text:p text:style-name="Standard">struct digit * createDigit(int);</text:p>
      <text:p text:style-name="Standard">struct digit * append(struct digit * end, struct digit * newDigptr);</text:p>
      <text:p text:style-name="Standard">void printNumber(struct digit *);</text:p>
      <text:p text:style-name="Standard">void freeNumber(struct digit *start);</text:p>
      <text:p text:style-name="Standard"/>
      <text:p text:style-name="Standard">int main(void) {</text:p>
      <text:p text:style-name="Standard"><text:s text:c="4"/>//! stack = showMemory(start=65520)</text:p>
      <text:p text:style-name="Standard"><text:s text:c="4"/>struct digit *start, *newDigptr, *end, *tmp;</text:p>
      <text:p text:style-name="Standard"><text:s text:c="4"/>int first = 5;</text:p>
      <text:p text:style-name="Standard"><text:s text:c="4"/>int second = 3;</text:p>
      <text:p text:style-name="Standard"><text:s text:c="4"/>int third = 7;</text:p>
      <text:p text:style-name="Standard"><text:s text:c="4"/>start = createDigit(first);</text:p>
      <text:p text:style-name="Standard"><text:s text:c="4"/>end = start;</text:p>
      <text:p text:style-name="Standard"><text:s text:c="4"/>newDigptr = createDigit(second);</text:p>
      <text:p text:style-name="Standard"><text:s text:c="4"/>end = append(end, newDigptr);</text:p>
      <text:p text:style-name="Standard"><text:s text:c="4"/>newDigptr = createDigit(third);</text:p>
      <text:p text:style-name="Standard"><text:s text:c="4"/>end = append(end, newDigptr);</text:p>
      <text:p text:style-name="Standard"><text:s text:c="4"/>printNumber(start);</text:p>
      <text:p text:style-name="Standard"><text:s text:c="4"/>freeNumber(start);</text:p>
      <text:p text:style-name="Standard"><text:s text:c="4"/>return 0;</text:p>
      <text:p text:style-name="Standard">}</text:p>
      <text:p text:style-name="Standard"/>
      <text:p text:style-name="Standard">struct digit *createDigit(int dig) {</text:p>
      <text:p text:style-name="Standard"><text:s text:c="4"/>struct digit *ptr;</text:p>
      <text:p text:style-name="Standard"><text:s text:c="4"/>ptr = (struct digit *) malloc(sizeof(struct digit));</text:p>
      <text:p text:style-name="Standard"><text:s text:c="4"/>ptr-&gt;num = dig;</text:p>
      <text:p text:style-name="Standard"><text:s text:c="4"/>ptr-&gt;next = NULL;</text:p>
      <text:p text:style-name="Standard"><text:s text:c="4"/>return ptr;</text:p>
      <text:p text:style-name="Standard">}</text:p>
      <text:p text:style-name="Standard"/>
      <text:p text:style-name="Standard">struct digit * append(struct digit * end, struct digit * newDigptr) {</text:p>
      <text:p text:style-name="Standard"><text:s text:c="4"/>end-&gt;next = newDigptr;</text:p>
      <text:p text:style-name="Standard"><text:s text:c="4"/>return(end-&gt;next);</text:p>
      <text:p text:style-name="Standard">}</text:p>
      <text:p text:style-name="Standard"/>
      <text:p text:style-name="Standard">void printNumber(struct digit *start) {</text:p>
      <text:p text:style-name="Standard"><text:s text:c="4"/>struct digit * ptr = start;</text:p>
      <text:p text:style-name="Standard"><text:soft-page-break/><text:s text:c="4"/>while (ptr!=NULL) {</text:p>
      <text:p text:style-name="Standard"><text:s text:c="8"/>printf("%d", ptr-&gt;num);</text:p>
      <text:p text:style-name="Standard"><text:s text:c="8"/>ptr = ptr-&gt;next;</text:p>
      <text:p text:style-name="Standard"><text:s text:c="4"/>}</text:p>
      <text:p text:style-name="Standard"><text:s text:c="4"/>printf("\n");</text:p>
      <text:p text:style-name="Standard">}</text:p>
      <text:p text:style-name="Standard"/>
      <text:p text:style-name="Standard">void freeNumber(struct digit *start) {</text:p>
      <text:p text:style-name="Standard"><text:s text:c="4"/>//! heap=showMemory(start=277, cursors=[ptr,start,tmp])</text:p>
      <text:p text:style-name="Standard"><text:s text:c="4"/>struct digit * ptr = start;</text:p>
      <text:p text:style-name="Standard"><text:s text:c="4"/>struct digit * tmp;</text:p>
      <text:p text:style-name="Standard"><text:s text:c="4"/>while (ptr!=NULL) {</text:p>
      <text:p text:style-name="Standard"><text:s text:c="8"/>tmp = ptr-&gt;next;</text:p>
      <text:p text:style-name="Standard"><text:s text:c="8"/>free(ptr);</text:p>
      <text:p text:style-name="Standard"><text:s text:c="8"/>ptr = tmp;</text:p>
      <text:p text:style-name="Standard"><text:s text:c="4"/>}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20:37:59.923889110</meta:creation-date>
    <dc:date>2019-05-02T21:03:35.970670859</dc:date>
    <meta:editing-duration>PT25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187" meta:character-count="1400" meta:non-whitespace-character-count="1101"/>
  </office:meta>
</office:document-meta>
</file>